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1AF0000073C0000022CBC2BCA9EC7CC3595.svg" manifest:media-type="image/svg+xml"/>
  <manifest:file-entry manifest:full-path="Pictures/100002010000004600000015C9465CA28BF604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299cm" fo:min-width="1.352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.851cm" svg:height="0.555cm" svg:x="0cm" svg:y="-0.006cm">
          <draw:image xlink:href="Pictures/100001AF0000073C0000022CBC2BCA9EC7CC3595.svg" xlink:type="simple" xlink:show="embed" xlink:actuate="onLoad" loext:mime-type="image/svg+xml">
            <text:p/>
          </draw:image>
          <draw:image xlink:href="Pictures/100002010000004600000015C9465CA28BF60447.png" xlink:type="simple" xlink:show="embed" xlink:actuate="onLoad" loext:mime-type="image/png"/>
        </draw:frame>
        <draw:custom-shape draw:style-name="gr2" draw:text-style-name="P2" draw:layer="layout" svg:width="1.852cm" svg:height="0.549cm" svg:x="0cm" svg:y="0.00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51cm" svg:height="0.555cm" svg:x="0.001cm" svg:y="-0.006cm">
          <draw:image xlink:href="Pictures/100001AF0000073C0000022CBC2BCA9EC7CC3595.svg" xlink:type="simple" xlink:show="embed" xlink:actuate="onLoad" loext:mime-type="image/svg+xml">
            <text:p/>
          </draw:image>
          <draw:image xlink:href="Pictures/100002010000004600000015C9465CA28BF6044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9cm" fo:margin-bottom="0.049cm" fo:margin-left="0.049cm" fo:margin-right="0.049cm" fo:page-width="1.852cm" fo:page-height="0.5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19T19:41:13.620000000</dc:date>
    <meta:editing-duration>PT3M39S</meta:editing-duration>
    <meta:editing-cycles>1</meta:editing-cycles>
    <meta:document-statistic meta:object-count="3"/>
    <meta:generator>Cool_File_Viewer/6.2.8.2$Windows_x86 LibreOffice_project/</meta:generator>
  </office:meta>
</office:document-meta>
</file>